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464033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584f" officeooo:paragraph-rsid="00464033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69c22" officeooo:paragraph-rsid="00469c22" style:font-name-asian="Liberation Serif" style:font-size-asian="14pt" style:font-name-complex="Liberation Serif" style:font-size-complex="14pt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469c22" officeooo:paragraph-rsid="00469c22" style:font-name-asian="Liberation Serif" style:font-size-asian="14pt" style:font-name-complex="Liberation Serif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69c22" officeooo:paragraph-rsid="00469c22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4ad8d9" officeooo:paragraph-rsid="004ad8d9" style:font-weight-asian="bold" style:font-weight-complex="bold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officeooo:paragraph-rsid="004823fc"/>
    </style:style>
    <style:style style:name="P9" style:family="paragraph" style:parent-style-name="Standard" style:list-style-name="L4">
      <style:paragraph-properties fo:line-height="150%" fo:text-align="justify" style:justify-single-word="false"/>
      <style:text-properties officeooo:paragraph-rsid="004ad8d9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officeooo:rsid="004823fc" officeooo:paragraph-rsid="004823fc"/>
    </style:style>
    <style:style style:name="P11" style:family="paragraph" style:parent-style-name="Standard" style:list-style-name="L3">
      <style:paragraph-properties fo:line-height="150%" fo:text-align="justify" style:justify-single-word="false"/>
      <style:text-properties officeooo:rsid="0049b8c8" officeooo:paragraph-rsid="0049b8c8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49b8c8" officeooo:paragraph-rsid="0049b8c8"/>
    </style:style>
    <style:style style:name="P13" style:family="paragraph" style:parent-style-name="Standard" style:list-style-name="L4">
      <style:paragraph-properties fo:line-height="150%" fo:text-align="justify" style:justify-single-word="false"/>
      <style:text-properties officeooo:rsid="004ad8d9" officeooo:paragraph-rsid="004ad8d9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1f8d5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69c22"/>
    </style:style>
    <style:style style:name="T7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8" style:family="text">
      <style:text-properties style:font-name="Liberation Serif" fo:font-size="14pt" officeooo:rsid="00469c22" style:font-name-asian="Liberation Serif" style:font-size-asian="14pt" style:font-name-complex="Liberation Serif" style:font-size-complex="14pt"/>
    </style:style>
    <style:style style:name="T9" style:family="text">
      <style:text-properties style:font-name="Liberation Serif" fo:font-size="14pt" officeooo:rsid="004823fc" style:font-name-asian="Liberation Serif" style:font-size-asian="14pt" style:font-name-complex="Liberation Serif" style:font-size-complex="14pt"/>
    </style:style>
    <style:style style:name="T10" style:family="text">
      <style:text-properties style:font-name="Liberation Serif" fo:font-size="14pt" officeooo:rsid="004ad8d9" style:font-name-asian="Liberation Serif" style:font-size-asian="14pt" style:font-name-complex="Liberation Serif" style:font-size-complex="14pt"/>
    </style:style>
    <style:style style:name="T11" style:family="text">
      <style:text-properties officeooo:rsid="0047862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Objectif </text:span>: <text:span text:style-name="T6">Comprendre les liens entre implication, contraposée et réciproque.</text:span></text:p>
      <text:h text:style-name="Heading_20_1" text:outline-level="1">Déroulé</text:h>
      <text:p text:style-name="P3"><text:span text:style-name="T6">Questions flash</text:span></text:p>
      <text:list xml:id="list292903349" text:style-name="L2">
        <text:list-item>
          <text:p text:style-name="P5">1 + 6 = ?</text:p>
        </text:list-item>
        <text:list-item>
          <text:p text:style-name="P5">1 – 6 = ?</text:p>
        </text:list-item>
        <text:list-item>
          <text:p text:style-name="P5">(–1) – 6 = ?</text:p>
        </text:list-item>
        <text:list-item>
          <text:p text:style-name="P5">(–1) + (– 6) = ?</text:p>
        </text:list-item>
        <text:list-item>
          <text:p text:style-name="P5">(–1) – (– 6) = ?</text:p>
        </text:list-item>
      </text:list>
      <text:p text:style-name="P4"/>
      <text:p text:style-name="P6">Cours / <text:span text:style-name="T11">activité</text:span></text:p>
      <text:list xml:id="list1288380709" text:style-name="L3">
        <text:list-item>
          <text:p text:style-name="P8"><text:span text:style-name="T8">Implication</text:span></text:p>
          <text:p text:style-name="P8"><text:span text:style-name="T9">Trouver un exemple d’implication vraie et un exemple d’implication fausse. Vérifier avec son voisin.</text:span></text:p>
        </text:list-item>
        <text:list-item>
          <text:p text:style-name="P8"><text:span text:style-name="T8">Contraposée</text:span></text:p>
          <text:p text:style-name="P10"><text:span text:style-name="T8">E</text:span><text:span text:style-name="T7">crire la contraposée de ses implications. Vérifier qu’elles ont la même valeur de vérité que leurs implications d’origine.</text:span></text:p>
        </text:list-item>
        <text:list-item>
          <text:p text:style-name="P8"><text:span text:style-name="T8">Réciproque</text:span></text:p>
          <text:p text:style-name="P8"><text:span text:style-name="T9">Trouver un exemple de réciproque qui soit vraie/fausse en même temps que son implication d’origine et une autre pour laquelle ce n’est pas le cas.</text:span></text:p>
        </text:list-item>
        <text:list-item>
          <text:p text:style-name="P11"><text:span text:style-name="T9">Q</text:span><text:span text:style-name="T7">uelle est la contraposée du théorème de Pythagore ? Sa réciproque ?</text:span></text:p>
        </text:list-item>
      </text:list>
      <text:p text:style-name="P12"><text:span text:style-name="T7"/></text:p>
      <text:p text:style-name="P7"><text:span text:style-name="T7">TAF</text:span></text:p>
      <text:list xml:id="list3531974492" text:style-name="L4">
        <text:list-item>
          <text:p text:style-name="P13"><text:span text:style-name="T10">e</text:span><text:span text:style-name="T7">x 28 p. 255 (théorème de Pythagore)</text:span></text:p>
        </text:list-item>
        <text:list-item>
          <text:p text:style-name="P9"><text:span text:style-name="T10">ex 36 p. 255 (réciproque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08">
      <number:day number:calendar="jewish"/>
      <number:text> </number:text>
      <number:month number:calendar="jewish" number:style="long" number:textual="true"/>
    </number:date-style>
    <number:date-style style:name="N10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f8d5e"/>
    </style:style>
    <style:style style:name="MT5" style:family="text">
      <style:text-properties officeooo:rsid="00469c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1">Le théorème de Pythagore</text:span><text:tab/><text:span text:style-name="MT3">Séance </text:span><text:span text:style-name="MT5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1T22:04:14.334329133</dc:date>
    <meta:editing-duration>PT19H14M22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51" meta:character-count="779" meta:non-whitespace-character-count="661"/>
  </office:meta>
</office:document-meta>
</file>